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officeooo:rsid="0051f39f"/>
    </style:style>
    <style:style style:name="P2" style:family="paragraph" style:parent-style-name="Text_20_body">
      <style:text-properties officeooo:rsid="0051f39f" officeooo:paragraph-rsid="0051f39f"/>
    </style:style>
    <style:style style:name="P3" style:family="paragraph" style:parent-style-name="Text_20_body">
      <style:text-properties officeooo:rsid="005399d4" officeooo:paragraph-rsid="005399d4"/>
    </style:style>
    <style:style style:name="P4" style:family="paragraph" style:parent-style-name="Text_20_body" style:list-style-name="L9">
      <style:text-properties officeooo:rsid="005399d4" officeooo:paragraph-rsid="005399d4"/>
    </style:style>
    <style:style style:name="P5" style:family="paragraph" style:parent-style-name="Text_20_body">
      <style:text-properties officeooo:rsid="005695da" officeooo:paragraph-rsid="005695da"/>
    </style:style>
    <style:style style:name="P6" style:family="paragraph" style:parent-style-name="Text_20_body">
      <style:text-properties officeooo:rsid="0057d1af" officeooo:paragraph-rsid="0057d1af"/>
    </style:style>
    <style:style style:name="P7" style:family="paragraph" style:parent-style-name="Text_20_body">
      <style:text-properties officeooo:rsid="005b6ce7" officeooo:paragraph-rsid="005b6ce7"/>
    </style:style>
    <style:style style:name="P8" style:family="paragraph" style:parent-style-name="Text_20_body">
      <style:text-properties officeooo:rsid="005ea7e7" officeooo:paragraph-rsid="005ea7e7"/>
    </style:style>
    <style:style style:name="T1" style:family="text">
      <style:text-properties officeooo:rsid="0053deeb"/>
    </style:style>
    <style:style style:name="T2" style:family="text">
      <style:text-properties officeooo:rsid="005defa6"/>
    </style:style>
    <style:style style:name="T3" style:family="text">
      <style:text-properties officeooo:rsid="006086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ožnosti marketingu</text:h>
      <text:p text:style-name="P2">Vzhledem k tomu, že samotná aplikace je výhradně pro hráče hry Times UP! A má velmi nízký konverzní poměr vzhledem k tomu, že nejde hrát samotně, není návyková (pořád není někdo po ruce)...</text:p>
      <text:p text:style-name="P3">Se jako nejlepší možnosti jeví co nejzacílenější reklama pomocí:</text:p>
      <text:list xml:id="list4276159494321556666" text:style-name="L9">
        <text:list-item>
          <text:p text:style-name="P4">Facebooku</text:p>
        </text:list-item>
        <text:list-item>
          <text:p text:style-name="P4">Google AdSense</text:p>
        </text:list-item>
      </text:list>
      <text:p text:style-name="P3">S tím, že se zacílí <text:span text:style-name="T1">na velmi specifická klíčová slova (konkrétně například Times UP!, párty hra, do mobilu...).</text:span></text:p>
      <text:p text:style-name="P5">Pravděpodobně dobrým nápadem bude i propagace skrze Google Play, která může být i případně placená.</text:p>
      <text:p text:style-name="P6">Přes tyto způsoby lze dosáhnout v malé ceně velkých výsledků (při vhodném zacílení).</text:p>
      <text:p text:style-name="P7">Po zaběhnutí projektu <text:span text:style-name="T2">se může zšířit propagace na větší okruh potenciálních zákazníku, sice efektivita bude nižší, ale budou na to prostředky a větší zabrání se tím vyčerpání segmentu.</text:span></text:p>
      <text:p text:style-name="P8">Další možností marketingu je přímé zapojení <text:span text:style-name="T3">budoucích uživatelů do jejího vývoje v podobě crowdsoucingu, což je zároveň i forma marketingu a motivace uživatelů v budoucnu tuto aplikaci používat. Zároveň výhoda tohoto je, že zároveň dosáhneme i na skupinu lidí ochotnou/zvyklou plat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21:49:32.761958000</meta:creation-date>
    <meta:generator>LibreOffice/4.1.4.2$MacOSX_x86 LibreOffice_project/0a0440ccc0227ad9829de5f46be37cfb6edcf72</meta:generator>
    <dc:date>2014-11-02T21:07:09.794852000</dc:date>
    <meta:editing-duration>PT1H10M29S</meta:editing-duration>
    <meta:editing-cycles>93</meta:editing-cycles>
    <meta:document-statistic meta:table-count="0" meta:image-count="0" meta:object-count="0" meta:page-count="1" meta:paragraph-count="10" meta:word-count="164" meta:character-count="1059" meta:non-whitespace-character-count="907"/>
  </office:meta>
</office:document-meta>
</file>